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Homework 1</text:p>
          </table:table-cell>
        </table:table-row>
        <table:table-row table:style-name="ro1">
          <table:table-cell office:value-type="string" calcext:value-type="string">
            <text:p>Francesca</text:p>
          </table:table-cell>
          <table:table-cell office:value-type="string" calcext:value-type="string">
            <text:p>Capraro</text:p>
          </table:table-cell>
          <table:table-cell table:formula="of:=19.75/20" office:value-type="float" office:value="0.9875" calcext:value-type="float">
            <text:p>0.9875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Flores</text:p>
          </table:table-cell>
          <table:table-cell table:formula="of:=17/20"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table:formula="of:=17.25/20" office:value-type="float" office:value="0.8625" calcext:value-type="float">
            <text:p>0.8625</text:p>
          </table:table-cell>
        </table:table-row>
        <table:table-row table:style-name="ro1">
          <table:table-cell office:value-type="string" calcext:value-type="string">
            <text:p>Dario</text:p>
          </table:table-cell>
          <table:table-cell office:value-type="string" calcext:value-type="string">
            <text:p>Bobeda</text:p>
          </table:table-cell>
          <table:table-cell table:formula="of:=17.75/20" office:value-type="float" office:value="0.8875" calcext:value-type="float">
            <text:p>0.8875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Concho</text:p>
          </table:table-cell>
          <table:table-cell table:formula="of:=18/20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Dod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Garcia</text:p>
          </table:table-cell>
          <table:table-cell table:formula="of:=18.25/20" office:value-type="float" office:value="0.9125" calcext:value-type="float">
            <text:p>0.9125</text:p>
          </table:table-cell>
        </table:table-row>
        <table:table-row table:style-name="ro1">
          <table:table-cell office:value-type="string" calcext:value-type="string">
            <text:p>Cassady</text:p>
          </table:table-cell>
          <table:table-cell office:value-type="string" calcext:value-type="string">
            <text:p>Smith</text:p>
          </table:table-cell>
          <table:table-cell table:formula="of:=20.5/20" office:value-type="float" office:value="1.025" calcext:value-type="float">
            <text:p>1.0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09:37:09.259251255</meta:creation-date>
    <dc:date>2018-02-21T09:43:16.448087555</dc:date>
    <meta:editing-duration>PT6M7S</meta:editing-duration>
    <meta:editing-cycles>1</meta:editing-cycles>
    <meta:document-statistic meta:table-count="1" meta:cell-count="27" meta:object-count="0"/>
    <meta:generator>LibreOffice/5.1.6.2$Linux_X86_64 LibreOffice_project/10m0$Build-2</meta:generator>
  </office:meta>
</office:document-meta>
</file>